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Resource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ClassPath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Expiry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isExpir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LoaderResource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LoaderResource.getByt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lassLoaderResource.getLastModification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LoaderResource.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Cod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Loader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LoaderResource.getSaf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setLoadedClass( Class load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getLoa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Resource.ClassLoaderResource( ClassPathEntry pathEntry , String name , Property res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oaderResource.getLoad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